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7104c" officeooo:paragraph-rsid="0017104c"/>
    </style:style>
    <style:style style:name="P2" style:family="paragraph" style:parent-style-name="Standard">
      <style:text-properties officeooo:rsid="00175bd9" officeooo:paragraph-rsid="00175bd9"/>
    </style:style>
    <style:style style:name="P3" style:family="paragraph" style:parent-style-name="Standard">
      <style:text-properties officeooo:rsid="0017946b" officeooo:paragraph-rsid="0017946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va GitHub</text:p>
      <text:p text:style-name="P1"/>
      <text:p text:style-name="P2">BRANCA</text:p>
      <text:p text:style-name="P2"/>
      <text:p text:style-name="P3">crema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ca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a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23T07:52:27.866000000</meta:creation-date>
    <dc:date>2023-10-23T08:45:52.897000000</dc:date>
    <meta:editing-duration>PT54S</meta:editing-duration>
    <meta:editing-cycles>3</meta:editing-cycles>
    <meta:generator>LibreOffice/7.4.1.2$Windows_X86_64 LibreOffice_project/3c58a8f3a960df8bc8fd77b461821e42c061c5f0</meta:generator>
    <meta:document-statistic meta:table-count="0" meta:image-count="0" meta:object-count="0" meta:page-count="1" meta:paragraph-count="3" meta:word-count="4" meta:character-count="23" meta:non-whitespace-character-count="22"/>
  </office:meta>
</office:document-meta>
</file>